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2" style:family="paragraph"/>
    <style:style style:name="P4" style:parent-style-name="ListParagraph" style:list-style-name="LFO2" style:family="paragraph"/>
    <style:style style:name="P5" style:parent-style-name="ListParagraph" style:list-style-name="LFO3" style:family="paragraph"/>
    <style:style style:name="P6" style:parent-style-name="ListParagraph" style:list-style-name="LFO3" style:family="paragraph"/>
    <style:style style:name="P7" style:parent-style-name="ListParagraph" style:list-style-name="LFO4" style:family="paragraph"/>
    <style:style style:name="P8" style:parent-style-name="ListParagraph" style:list-style-name="LFO4" style:family="paragraph"/>
    <style:style style:name="P9" style:parent-style-name="ListParagraph" style:list-style-name="LFO4" style:family="paragraph"/>
    <style:style style:name="P10" style:parent-style-name="ListParagraph" style:list-style-name="LFO4" style:family="paragraph"/>
    <style:style style:name="P11" style:parent-style-name="ListParagraph" style:list-style-name="LFO3" style:family="paragraph"/>
    <style:style style:name="P12" style:parent-style-name="ListParagraph" style:list-style-name="LFO3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Lvl1_a</text:p>
        </text:list-item>
        <text:list-item>
          <text:p text:style-name="P2">Lvl1_b</text:p>
        </text:list-item>
      </text:list>
      <text:list text:style-name="LFO2" text:continue-numbering="true">
        <text:list-item>
          <text:list>
            <text:list-item>
              <text:p text:style-name="P3">Lvl2_a</text:p>
            </text:list-item>
            <text:list-item>
              <text:p text:style-name="P4">Lvl2_b</text:p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5">Lvl3_a</text:p>
                </text:list-item>
                <text:list-item>
                  <text:p text:style-name="P6">Lvl3_b</text:p>
                </text:list-item>
              </text:list>
            </text:list-item>
          </text:list>
        </text:list-item>
      </text:list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">Lvl4_a</text:p>
                    </text:list-item>
                    <text:list-item>
                      <text:p text:style-name="P8">Lvl4_b</text:p>
                    </text:list-item>
                    <text:list-item>
                      <text:p text:style-name="P9">Lvl4_c</text:p>
                    </text:list-item>
                    <text:list-item>
                      <text:p text:style-name="P10">Lvl4_d</text:p>
                    </text:list-item>
                  </text:list>
                </text:list-item>
              </text:list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11">Lvl3_c</text:p>
                </text:list-item>
                <text:list-item>
                  <text:p text:style-name="P12">Lvl3_d</text:p>
                </text:list-item>
              </text:list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13">Lvl2_c</text:p>
            </text:list-item>
            <text:list-item>
              <text:p text:style-name="P14">Lvl2_d</text:p>
            </text:list-item>
          </text:list>
        </text:list-item>
      </text:list>
      <text:list text:style-name="LFO1" text:continue-numbering="true">
        <text:list-item>
          <text:p text:style-name="P15">Lvl1_c</text:p>
        </text:list-item>
        <text:list-item>
          <text:p text:style-name="P16">Lvl1_d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 Black"/>
    </style:style>
    <style:style style:name="WW_CharLFO1LVL2" style:family="text">
      <style:text-properties style:font-name="Courier New" style:font-name-complex="Courier New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</meta:initial-creator>
    <dc:creator>Lukasz</dc:creator>
    <meta:creation-date>2018-01-13T15:35:00Z</meta:creation-date>
    <dc:date>2018-01-20T22:56:00Z</dc:date>
    <meta:template xlink:href="Normal.dotm" xlink:type="simple"/>
    <meta:editing-cycles>9</meta:editing-cycles>
    <meta:editing-duration>PT720S</meta:editing-duration>
    <meta:document-statistic meta:page-count="1" meta:paragraph-count="1" meta:word-count="16" meta:character-count="111" meta:row-count="1" meta:non-whitespace-character-count="96"/>
  </office:meta>
</office:document-meta>
</file>